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break-before="page"/>
      <style:text-properties officeooo:rsid="000a075c" officeooo:paragraph-rsid="000a075c"/>
    </style:style>
    <style:style style:name="P3" style:family="paragraph" style:parent-style-name="Standard">
      <style:text-properties officeooo:rsid="000a075c" officeooo:paragraph-rsid="000a075c"/>
    </style:style>
    <style:style style:name="P4" style:family="paragraph" style:parent-style-name="Standard">
      <style:text-properties officeooo:rsid="000a733a" officeooo:paragraph-rsid="000a733a"/>
    </style:style>
    <style:style style:name="T1" style:family="text">
      <style:text-properties officeooo:rsid="000a075c"/>
    </style:style>
    <style:style style:name="T2" style:family="text">
      <style:text-properties officeooo:rsid="000bcd1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/>
      <text:p text:style-name="P2">API DE JAVA</text:p>
      <text:p text:style-name="P3"/>
      <text:p text:style-name="P3">Que es?</text:p>
      <text:p text:style-name="P3">Una gran biblioteca de clases que cubren una gran cantidad de aspectos del desarrollo de programas.</text:p>
      <text:p text:style-name="P3"/>
      <text:p text:style-name="P3">Como?</text:p>
      <text:p text:style-name="P4">Está ordenador por paquetes en orden de temas, y m<text:span text:style-name="T1">ediante los 3 entornos de desarrollo </text:span>de Java, Standard Edition (J2SE), Enterprise Edition (J2EE) y Micro Edition (ME) se utilizan los paquete<text:span text:style-name="T2">s,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6T19:26:41.844000000</meta:creation-date>
    <dc:date>2025-03-26T19:46:42.751000000</dc:date>
    <meta:editing-duration>PT8M48S</meta:editing-duration>
    <meta:editing-cycles>2</meta:editing-cycles>
    <meta:generator>LibreOffice/24.8.5.2$Windows_X86_64 LibreOffice_project/fddf2685c70b461e7832239a0162a77216259f22</meta:generator>
    <meta:document-statistic meta:table-count="0" meta:image-count="0" meta:object-count="0" meta:page-count="3" meta:paragraph-count="5" meta:word-count="53" meta:character-count="316" meta:non-whitespace-character-count="267"/>
  </office:meta>
</office:document-meta>
</file>